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مستوى الحياة؛ انطلاقا من أهمية وجود الصديق في استيعاب الطرف المقابل، الذي يمثل الشخصيات الرئيسة في الأعمال الروائية المتناولة بالبحث. يقوم البحث على تقديم مقاربة اجتماعية. فلسفية، تستنبط مفهوم الصداقة من منظور مقارن، يجمع بين أعمال روائية مختلفة في الزمن والموضوع؛ من أجل إيصال كنه العلاقة التي تتجاوز كونها رابطا احتوائيا؛ يتعايش فيه الصديق مع صديقه، إلى محاور الذات، واستنطاق الآخر في الشخصيات الرئيسة، الذي يكشف عن أكوانها الوجودية الخاصة، المتشكلة من تلاحم فضاء التجربة الحياتية مع أفق الواقع، الذي ترسمه العلاقة بصيرورة ديناميتها. يخلص البحث إلى أن الصداقة خطاب حيوي فعال، يستنبط فيه الطرف الأقوى عقلانية ذات الطرف الأضعف اجتماعيا، يفصح عنها، مبينا موقفها من نفسها والعالم من حولها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3T14:58:28.649000000</dc:date>
    <meta:editing-duration>PT4S</meta:editing-duration>
    <meta:editing-cycles>1</meta:editing-cycles>
    <meta:generator>LibreOffice/7.3.7.2$Windows_X86_64 LibreOffice_project/e114eadc50a9ff8d8c8a0567d6da8f454beeb84f</meta:generator>
    <meta:document-statistic meta:table-count="0" meta:image-count="0" meta:object-count="0" meta:page-count="1" meta:paragraph-count="1" meta:word-count="110" meta:character-count="687" meta:non-whitespace-character-count="577"/>
  </office:meta>
</office:document-meta>
</file>